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A000000FA2BB2D15F865F57E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919cm" fo:min-width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739cm" fo:min-width="1.0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27cm" fo:min-width="0.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測試用</text:p>
      <text:p text:style-name="P1"/>
      <text:p text:style-name="Standard"/>
      <text:p text:style-name="Standard"><draw:custom-shape text:anchor-type="paragraph" draw:z-index="1" draw:name="形狀1" draw:style-name="gr3" svg:width="5.001cm" svg:height="4.128cm" svg:x="0.774cm" svg:y="0.305cm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Standard"><draw:custom-shape text:anchor-type="paragraph" draw:z-index="2" draw:name="形狀2" draw:style-name="gr2" svg:width="5.901cm" svg:height="4.208cm" svg:x="8.606cm" svg:y="0.056cm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draw:custom-shape text:anchor-type="paragraph" draw:z-index="3" draw:name="形狀3" draw:style-name="gr1" svg:width="3.467cm" svg:height="5.213cm" svg:x="11.807cm" svg:y="7.782cm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draw:frame draw:style-name="fr1" draw:name="影像1" text:anchor-type="char" svg:x="5.186cm" svg:y="5.001cm" svg:width="6.629cm" svg:height="6.629cm" draw:z-index="0"><draw:image xlink:href="Pictures/10000000000000FA000000FA2BB2D15F865F57E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1:16:12.745661763</meta:creation-date>
    <dc:date>2021-04-11T11:17:59.157434184</dc:date>
    <meta:editing-duration>PT1M47S</meta:editing-duration>
    <meta:editing-cycles>1</meta:editing-cycles>
    <meta:document-statistic meta:table-count="0" meta:image-count="1" meta:object-count="0" meta:page-count="1" meta:paragraph-count="1" meta:word-count="3" meta:character-count="3" meta:non-whitespace-character-count="3"/>
    <meta:generator>LibreOffice/6.4.6.2$Linux_X86_64 LibreOffice_project/40$Build-2</meta:generator>
  </office:meta>
</office:document-meta>
</file>